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9000001C83CFCEECA.png" manifest:media-type="image/png"/>
  <manifest:file-entry manifest:full-path="Pictures/100000010000047D0000020EE558292C.png" manifest:media-type="image/png"/>
  <manifest:file-entry manifest:full-path="Pictures/10000001000003070000014670DC5773.png" manifest:media-type="image/png"/>
  <manifest:file-entry manifest:full-path="Pictures/10000001000001D500000235034C38D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-0.822cm" svg:y="0.466cm" svg:width="17cm" svg:height="6.865cm" draw:z-index="0"><draw:image xlink:href="Pictures/1000000100000469000001C83CFCEEC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3" text:anchor-type="char" svg:x="-0.231cm" svg:y="0.303cm" svg:width="17cm" svg:height="7.781cm" draw:z-index="2"><draw:image xlink:href="Pictures/100000010000047D0000020EE558292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037cm" svg:y="0.39cm" svg:width="17cm" svg:height="7.149cm" draw:z-index="1"><draw:image xlink:href="Pictures/10000001000003070000014670DC5773.png" xlink:type="simple" xlink:show="embed" xlink:actuate="onLoad" draw:mime-type="image/png"/></draw:frame><text:soft-page-break/></text:p>
      <text:p text:style-name="Standard"/>
      <text:p text:style-name="Standard"><draw:frame draw:style-name="fr2" draw:name="Image4" text:anchor-type="char" svg:x="4.657cm" svg:y="0.131cm" svg:width="8.273cm" svg:height="9.966cm" draw:z-index="3"><draw:image xlink:href="Pictures/10000001000001D500000235034C38D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4T16:37:10.566052700</meta:creation-date>
    <dc:date>2025-08-04T17:01:07.348835300</dc:date>
    <meta:editing-duration>PT23M58S</meta:editing-duration>
    <meta:editing-cycles>2</meta:editing-cycles>
    <meta:generator>LibreOffice/25.2.5.2$Windows_X86_64 LibreOffice_project/03d19516eb2e1dd5d4ccd751a0d6f35f35e08022</meta:generator>
    <meta:document-statistic meta:table-count="0" meta:image-count="4" meta:object-count="0" meta:page-count="3" meta:paragraph-count="0" meta:word-count="0" meta:character-count="0" meta:non-whitespace-character-count="0"/>
  </office:meta>
</office:document-meta>
</file>